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onth</text:p>
          </table:table-cell>
          <table:table-cell office:value-type="string">
            <text:p>msgs</text:p>
          </table:table-cell>
        </table:table-row>
        <table:table-row table:style-name="ro1">
          <table:table-cell office:value-type="string">
            <text:p>1992-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92-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92-0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992-0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992-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992-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992-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993-0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993-0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993-0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993-0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993-0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993-0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993-0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993-0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993-0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993-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993-1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993-1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994-0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994-0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994-0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994-0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994-0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994-0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994-0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994-0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994-0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994-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994-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994-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995-0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1995-0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1995-0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995-04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1995-0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1995-0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1995-0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995-0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995-0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995-10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1995-11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995-1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996-0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996-0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996-0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1996-0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1996-0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1996-0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1996-0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1996-0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1996-0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1996-1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1996-1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996-1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997-0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1997-0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997-0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1997-0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1997-05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1997-06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1997-0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1997-0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1997-09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1997-1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1997-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997-1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1998-01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1998-0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1998-03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1998-0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1998-0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1998-06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1998-07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1998-08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1998-0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998-1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1998-11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1998-12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1999-01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1999-02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1999-03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1999-0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1999-05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1999-06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1999-07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1999-08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1999-09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1999-1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1999-11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1999-1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2000-0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2000-0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2000-0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00-0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000-05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2000-06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2000-07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2000-08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2000-09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2000-1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2000-1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2000-1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2001-0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2001-0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2001-0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2001-04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2001-0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2001-07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2001-0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001-0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2001-1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2001-1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2001-1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2002-0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2002-0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2002-0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2002-04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2002-05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2002-0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002-07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2002-0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002-0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002-1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2002-11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2002-1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003-0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2003-0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2003-0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003-0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2003-0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2003-0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2003-07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string">
            <text:p>2003-08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2003-09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2003-1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2003-11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2003-12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2004-01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2004-0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2004-0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2004-04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2004-05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2004-06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2004-07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2004-08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2004-09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2004-1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2004-11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2004-1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2005-01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2005-02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2005-03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2005-04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string">
            <text:p>2005-05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05-06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2005-07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2005-08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2005-09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2005-1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2005-11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2005-1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2006-01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2006-02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2006-03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2006-0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2006-0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006-0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2006-0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006-08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2006-0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006-1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006-1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2006-1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007-0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2007-0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2007-0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2007-0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2007-0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2007-0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2007-0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07-0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007-0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007-1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2007-1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007-1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008-0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08-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008-0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2008-0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008-0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008-06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2008-0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2008-0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008-09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2008-1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2008-11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2008-1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009-0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2009-0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2009-03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2009-04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2009-05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2009-06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2009-07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2009-08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2009-0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2009-1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2009-11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2009-12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2010-01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2010-02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2010-03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2010-04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2010-05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2010-0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2010-0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010-08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2010-0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2010-1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2010-11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2010-12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table:formula="of:=SUM([.B2:.B223])" office:value-type="float" office:value="19061">
            <text:p>1906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>
            <draw:frame table:end-cell-address="Sheet1.K255" table:end-x="15.15mm" table:end-y="0.24mm" draw:z-index="0" draw:style-name="gr1" svg:width="221.41mm" svg:height="127.01mm" svg:x="19.55mm" svg:y="3.69mm">
              <draw:object draw:notify-on-update-of-ranges="Sheet1.A1:Sheet1.A1 Sheet1.A2:Sheet1.A222 Sheet1.B1:Sheet1.B1 Sheet1.B2:Sheet1.B2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8">04/18/2011</text:date>, <text:time>12:3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no Ramalho</meta:initial-creator>
    <meta:creation-date>2011-04-18T12:03:36</meta:creation-date>
    <dc:date>2011-04-18T12:39:25</dc:date>
    <dc:creator>Luciano Ramalho</dc:creator>
    <meta:editing-duration>PT00H20M39S</meta:editing-duration>
    <meta:editing-cycles>1</meta:editing-cycles>
    <meta:document-statistic meta:table-count="3" meta:cell-count="447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42cm" svg:height="12.702cm" xlink:href=".." chart:class="chart:line" chart:style-name="ch1">
        <chart:title svg:x="8.187cm" svg:y="0.255cm" chart:style-name="ch2">
          <text:p>CDS-ISIS mailing list archive</text:p>
        </chart:title>
        <chart:subtitle svg:x="7.234cm" svg:y="1.012cm" chart:style-name="ch3">
          <text:p>messages per month, Jun 1992 to Nov 2010</text:p>
        </chart:subtitle>
        <chart:plot-area chart:style-name="ch4" table:cell-range-address="Sheet1.A1:Sheet1.B222" chart:data-source-has-labels="both" svg:x="0.442cm" svg:y="1.717cm" svg:width="21.258cm" svg:height="10.731cm">
          <chart:axis chart:dimension="x" chart:name="primary-x" chart:style-name="ch5">
            <chart:categories table:cell-range-address="Sheet1.A2:Sheet1.A2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22" chart:label-cell-address="Sheet1.B1:Sheet1.B1" chart:class="chart:line">
            <chart:data-point chart:repeated="2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msg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22">1992-06</text:p>
              </table:table-cell>
              <table:table-cell office:value-type="float" office:value="1">
                <text:p text:id="Sheet1.B2:Sheet1.B222">1</text:p>
              </table:table-cell>
            </table:table-row>
            <table:table-row>
              <table:table-cell office:value-type="string">
                <text:p>1992-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2-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2-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92-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92-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92-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3-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3-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93-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93-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93-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3-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3-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93-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93-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93-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3-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3-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94-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94-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4-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94-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4-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4-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94-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94-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94-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94-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94-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94-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95-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95-0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95-0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95-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95-0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95-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95-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95-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95-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95-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95-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95-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96-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96-0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96-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96-0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96-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96-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96-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96-0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96-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96-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96-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96-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7-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97-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97-0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997-0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97-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97-0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97-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7-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97-0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97-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97-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97-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98-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98-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98-0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998-0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98-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98-0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98-0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98-0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98-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8-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98-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98-1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999-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99-0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99-0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999-0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99-0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99-0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999-0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999-0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999-0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999-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99-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99-1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00-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0-0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00-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0-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00-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00-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00-0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00-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00-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00-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00-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00-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01-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01-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1-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01-0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01-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01-0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01-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01-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01-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01-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01-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02-0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02-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02-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02-0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02-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02-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02-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02-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02-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02-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02-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02-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03-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03-0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03-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03-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03-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03-0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03-0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003-0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03-0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03-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03-1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03-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04-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04-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4-0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04-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04-0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04-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04-0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04-0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004-0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04-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04-1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004-1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05-0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05-0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05-0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05-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05-0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005-0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05-0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05-0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05-0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05-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05-1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05-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06-0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06-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06-0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06-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06-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06-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06-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6-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06-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06-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06-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06-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07-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07-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07-0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7-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07-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07-0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07-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07-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07-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07-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07-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07-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08-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08-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08-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08-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08-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08-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08-0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8-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08-0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08-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08-1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08-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09-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09-0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09-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09-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09-0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09-0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09-0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09-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09-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09-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09-1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0-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0-0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0-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10-0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010-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0-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0-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0-0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10-0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0-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